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<text:soft-page-break/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><text:soft-page-break/></text:p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><text:soft-page-break/></text:p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<text:soft-page-break/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><text:soft-page-break/></text:p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<text:soft-page-break/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11T22:59:36.71</dc:date>
    <dc:creator>Jean-Claude MINOT</dc:creator>
    <meta:editing-duration>P1DT6H36M30S</meta:editing-duration>
    <meta:editing-cycles>19</meta:editing-cycles>
    <meta:generator>OpenOffice/4.1.9$Win32 OpenOffice.org_project/419m1$Build-9805</meta:generator>
    <meta:document-statistic meta:table-count="0" meta:image-count="0" meta:object-count="0" meta:page-count="7" meta:paragraph-count="272" meta:word-count="874" meta:character-count="8691"/>
  </office:meta>
</office:document-meta>
</file>